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MessageMappingInfo.combine( SimpMessageMappingInfo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MappingInfo.getMatchingCondition(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MessageMappingInfo.SimpMessageMappingInfo( SimpMessageTypeMessageCondition messageTypeMessageCondition , DestinationPatternsMessageCondition destination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MappingInfo.SimpMessageMappingInfo( CompositeMessageCondi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MappingInfo.getMessageTypeMessage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MappingInfo.compareTo( SimpMessageMappingInfo oth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MappingInfo.getDestination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Mapping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MappingInfo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MessageMappingInf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